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94000003507B6910A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pr2" style:family="presentation" style:parent-style-name="Predefinito-subtitle">
      <style:graphic-properties draw:stroke="none" svg:stroke-width="0cm" draw:fill="none" draw:fill-color="#ffffff" draw:textarea-vertical-align="top" draw:auto-grow-height="false" fo:min-height="12.573cm" fo:padding-top="0.127cm" fo:padding-bottom="0.127cm" fo:padding-left="0.254cm" fo:padding-right="0.254cm" fo:wrap-option="wrap"/>
    </style:style>
    <style:style style:name="pr3" style:family="presentation" style:parent-style-name="Predefinito-notes">
      <style:graphic-properties draw:stroke="none" svg:stroke-width="0cm" draw:fill="none" draw:fill-color="#ffffff" draw:textarea-vertical-align="middle" draw:auto-grow-height="false" fo:min-height="12.408cm" fo:padding-top="0.254cm" fo:padding-bottom="0.254cm" fo:padding-left="0.254cm" fo:padding-right="0.254cm" fo:wrap-option="wrap"/>
    </style:style>
    <style:style style:name="pr4" style:family="presentation" style:parent-style-name="Predefinito-title">
      <style:graphic-properties fo:min-height="4.082cm"/>
    </style:style>
    <style:style style:name="pr5" style:family="presentation" style:parent-style-name="Predefinito-outline1">
      <style:graphic-properties fo:min-height="1.572cm"/>
    </style:style>
    <style:style style:name="pr6" style:family="presentation" style:parent-style-name="Predefinito-title">
      <style:graphic-properties fo:min-height="1.882cm"/>
    </style:style>
    <style:style style:name="pr7" style:family="presentation" style:parent-style-name="Predefinito-outline1">
      <style:graphic-properties fo:min-height="10.572cm"/>
    </style:style>
    <style:style style:name="pr8" style:family="presentation" style:parent-style-name="Predefinito-title">
      <style:graphic-properties fo:min-height="1.4cm"/>
    </style:style>
    <style:style style:name="pr9" style:family="presentation" style:parent-style-name="Predefinito-outline1">
      <style:graphic-properties fo:min-height="12.572cm"/>
    </style:style>
    <style:style style:name="pr10" style:family="presentation" style:parent-style-name="Predefinito-notes">
      <style:graphic-properties draw:fill-color="#ffffff" fo:min-height="12.407cm"/>
    </style:style>
    <style:style style:name="pr11" style:family="presentation" style:parent-style-name="Predefinito-title">
      <style:graphic-properties fo:min-height="1.6cm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paragraph-properties fo:text-align="center" style:font-independent-line-spacing="true"/>
      <style:text-properties fo:font-family="Arial" style:font-family-generic="swiss" style:font-pitch="variable" fo:font-size="32pt" style:font-size-asian="32pt" style:font-size-complex="3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.226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6" style:family="paragraph">
      <style:paragraph-properties fo:margin-left="0cm" fo:margin-right="0cm" fo:margin-top="0.198cm" fo:margin-bottom="0cm" fo:line-height="100%" fo:text-align="center" fo:text-indent="0cm" style:writing-mode="lr-tb"/>
    </style:style>
    <style:style style:name="P7" style:family="paragraph">
      <style:paragraph-properties style:font-independent-line-spacing="true"/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3" style:family="text">
      <style:text-properties fo:color="#000000" style:text-line-through-style="none" fo:font-family="Arial" fo:font-size="30pt" fo:letter-spacing="normal" fo:font-style="italic" style:text-underline-style="none" fo:font-weight="normal" style:font-family-asian="Arial" style:font-size-asian="30pt" style:font-style-asian="italic" style:font-weight-asian="normal" style:font-family-complex="Arial" style:font-size-complex="30pt" style:font-style-complex="italic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6" style:family="text"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name="Shape 34" presentation:style-name="pr1" draw:text-style-name="P2" draw:layer="layout" svg:width="21.589cm" svg:height="4.082cm" svg:x="1.905cm" svg:y="4.436cm" presentation:class="title" presentation:user-transformed="true">
          <draw:text-box>
            <text:p text:style-name="P1"><text:span text:style-name="T1">Project Usability and User Experience</text:span><text:span text:style-name="T1"><text:line-break/></text:span><text:span text:style-name="T1">MyCochlear</text:span></text:p>
          </draw:text-box>
        </draw:frame>
        <draw:frame draw:name="Shape 35" presentation:style-name="pr2" draw:text-style-name="P7" draw:layer="layout" svg:width="17.779cm" svg:height="6.332cm" svg:x="3.8cm" svg:y="7.868cm" presentation:class="subtitle" presentation:user-transformed="true">
          <draw:text-box>
            <text:p text:style-name="P3"><text:span text:style-name="T2">Alessio Francesconi</text:span></text:p>
            <text:p text:style-name="P4"><text:span text:style-name="T3"><text:a xlink:href="mailto:alessio.francesconi4@studio.unibo.it">alessio.francesconi4@studio.unibo.it</text:a></text:span></text:p>
            <text:p text:style-name="P4"><text:span text:style-name="T3">Simone Bertolini</text:span></text:p>
            <text:p text:style-name="P4"><text:span text:style-name="T3">simone.bertolini@studio.unibo.it</text:span></text:p>
            <text:p text:style-name="P4"><text:span text:style-name="T3"/></text:p>
            <text:p text:style-name="P5"><text:span text:style-name="T4"/></text:p>
            <text:p text:style-name="P6"><text:span text:style-name="T5">Laurea Magistrale in Informatica</text:span></text:p>
            <text:p text:style-name="P6"><text:span text:style-name="T5">Anno Accademico 2017/2018</text:span></text:p>
          </draw:text-box>
        </draw:frame>
        <presentation:notes draw:style-name="dp2">
          <draw:frame draw:name="Shape 31" presentation:style-name="pr3" draw:text-style-name="P7" draw:layer="layout" svg:width="15.098cm" svg:height="12.408cm" svg:x="1.892cm" svg:y="13.097cm" presentation:class="notes" presentation:user-transformed="true">
            <draw:text-box>
              <text:p/>
            </draw:text-box>
          </draw:frame>
          <draw:page-thumbnail draw:name="Shape 32" draw:style-name="gr1" draw:layer="layout" svg:width="13.788cm" svg:height="10.34cm" svg:x="2.549cm" svg:y="2.068cm" draw:page-number="1" presentation:class="page"/>
        </presentation:notes>
      </draw:page>
      <draw:page draw:name="page2" draw:style-name="dp1" draw:master-page-name="Predefinito" presentation:presentation-page-layout-name="AL2T1">
        <draw:frame presentation:style-name="pr4" draw:layer="layout" svg:width="21.589cm" svg:height="4.082cm" svg:x="1.905cm" svg:y="5.918cm" presentation:class="title" presentation:placeholder="true" presentation:user-transformed="true">
          <draw:text-box/>
        </draw:frame>
        <draw:frame presentation:style-name="pr5" draw:layer="layout" svg:width="22.859cm" svg:height="1.572cm" svg:x="1.541cm" svg:y="0.8cm" presentation:class="outline" presentation:user-transformed="true">
          <draw:text-box>
            <text:list text:style-name="L4">
              <text:list-header>
                <text:p>What is my cochlear</text:p>
              </text:list-header>
            </text:list>
          </draw:text-box>
        </draw:frame>
        <draw:frame presentation:style-name="pr5" draw:layer="layout" svg:width="22.859cm" svg:height="1.611cm" svg:x="1.341cm" svg:y="3.828cm" presentation:class="outline" presentation:user-transformed="true">
          <draw:text-box>
            <text:list text:style-name="L4">
              <text:list-header>
                <text:p>Web site:<text:span text:style-name="T6"><text:a xlink:href="http://www.cochlear.com/wps/wcm/connect/it/home">http://www.cochlear.com/wps/wcm/connect/it/home</text:a></text:span></text:p>
                <text:p><text:span text:style-name="T6">spiegazione di che cos è</text:span></text:p>
              </text:list-header>
            </text:list>
          </draw:text-box>
        </draw:frame>
        <presentation:notes draw:style-name="dp2"/>
      </draw:page>
      <draw:page draw:name="page3" draw:style-name="dp1" draw:master-page-name="Predefinito" presentation:presentation-page-layout-name="AL2T1">
        <draw:frame presentation:style-name="pr6" draw:layer="layout" svg:width="21.589cm" svg:height="1.882cm" svg:x="2cm" svg:y="-0.082cm" presentation:class="title" presentation:user-transformed="true">
          <draw:text-box>
            <text:p><text:s/>User Research</text:p>
          </draw:text-box>
        </draw:frame>
        <draw:frame presentation:style-name="pr7" draw:layer="layout" svg:width="22.859cm" svg:height="10.572cm" svg:x="1.341cm" svg:y="3.4cm" presentation:class="outline" presentation:user-transformed="true">
          <draw:text-box>
            <text:list text:style-name="L4">
              <text:list-header>
                <text:p>Segmentation of User</text:p>
              </text:list-header>
            </text:list>
          </draw:text-box>
        </draw:frame>
        <presentation:notes draw:style-name="dp2"/>
      </draw:page>
      <draw:page draw:name="page4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<text:s/>vincoli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Vincoli strutturali, ambientali cultural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4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Analisi del sistema \ euristiche? Visione professionale?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5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11" draw:layer="layout" svg:width="21.589cm" svg:height="1.6cm" svg:x="2.011cm" svg:y="0.4cm" presentation:class="title" presentation:user-transformed="true">
          <draw:text-box>
            <text:p><text:s/>Struttura sistema esiste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item>
                <text:p>Blueprint e alcune immagini</text:p>
              </text:list-item>
            </text:list>
          </draw:text-box>
        </draw:frame>
        <presentation:notes draw:style-name="dp2"/>
      </draw:page>
      <draw:page draw:name="page7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<text:s/>Analisi dei risultati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Ricopia paragrafo della presentazione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<text:s/>User testing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/>
      </draw:page>
      <draw:page draw:name="page9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Analisi dei risultati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Copia paragrafo dall'altra parte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Modello cao=s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Nuovo Blueprint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1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Spiegazione modifiche blueprint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2" presentation:class="page"/>
          <draw:frame presentation:style-name="pr10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Nuovi Mock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Per ogni mock una slide con spiegazione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3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User TEST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4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Analisi dati 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5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Conclusioni e miglioramenti futuri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Elenco dei task provati e risultati 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6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draw:frame presentation:style-name="pr8" draw:layer="layout" svg:width="21.589cm" svg:height="1.4cm" svg:x="2.6cm" svg:y="0.4cm" presentation:class="title" presentation:user-transformed="true">
          <draw:text-box>
            <text:p>Reference</text:p>
          </draw:text-box>
        </draw:frame>
        <draw:frame presentation:style-name="pr9" draw:layer="layout" svg:width="22.859cm" svg:height="12.572cm" svg:x="1.27cm" svg:y="4.457cm" presentation:class="outline">
          <draw:text-box>
            <text:list text:style-name="L4">
              <text:list-header>
                <text:p>I vari siti utilizzati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9cm" svg:x="2.548cm" svg:y="2.095cm" draw:page-number="17" presentation:class="page"/>
          <draw:frame presentation:style-name="pr10" draw:text-style-name="P8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3" style:family="presentation" style:parent-style-name="Predefinito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4" style:family="presentation" style:parent-style-name="Predefinito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solid" draw:fill-color="#ffffff"/>
      <style:text-properties style:letter-kerning="true"/>
    </style:style>
    <style:style style:name="Predefinito_20_1-backgroundobjects" style:display-name="Predefinit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_20_1-outline3" style:display-name="Predefinito 1-outline3" style:family="presentation" style:parent-style-name="Predefinito_20_1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_20_1-outline4" style:display-name="Predefinito 1-outline4" style:family="presentation" style:parent-style-name="Predefinito_20_1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ggetto_20_senza_20_riempimento_20_e_20_linea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476cm" svg:stroke-color="#cc0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5f5f5f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Predefinito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_20_1-title">
      <style:graphic-properties draw:stroke="none" svg:stroke-width="0cm" draw:fill="none" draw:textarea-vertical-align="top" draw:auto-grow-height="false" fo:min-height="3.181cm" fo:padding-top="0.254cm" fo:padding-bottom="0.254cm" fo:padding-left="0.254cm" fo:padding-right="0.254cm" fo:wrap-option="wrap"/>
    </style:style>
    <style:style style:name="Mpr5" style:family="presentation" style:parent-style-name="Predefinito_20_1-outline1">
      <style:graphic-properties draw:stroke="none" svg:stroke-width="0cm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6" style:family="presentation" style:parent-style-name="Predefinito_20_1-backgroundobjects">
      <style:graphic-properties draw:stroke="none" draw:fill="none" draw:fill-color="#ffffff" draw:auto-grow-height="false" fo:min-height="1.378cm"/>
    </style:style>
    <style:style style:name="Mpr7" style:family="presentation" style:parent-style-name="Predefinito_20_1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Arial" fo:font-size="44pt" fo:letter-spacing="normal" fo:font-style="normal" style:text-underline-style="none" fo:font-weight="normal" style:font-family-asian="Ari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2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MT3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▪">
        <style:list-level-properties text:space-before="0.389cm" text:min-label-width="0.881cm"/>
        <style:text-properties fo:font-family="'Noto Sans Symbols'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draw:name="Shape 10" draw:style-name="Mgr3" draw:text-style-name="MP3" draw:layer="backgroundobjects" svg:width="1.498cm" svg:height="1.93cm" svg:x="0.3cm" svg:y="0.194cm">
        <draw:image xlink:href="Pictures/1000000000000294000003507B6910A0.jpg" xlink:type="simple" xlink:show="embed" xlink:actuate="onLoad">
          <text:p/>
        </draw:image>
      </draw:frame>
      <draw:connector draw:name="Shape 11" draw:style-name="Mgr4" draw:text-style-name="MP3" draw:layer="backgroundobjects" svg:x1="0.229cm" svg:y1="0cm" svg:x2="0.229cm" svg:y2="2.125cm" svg:d="M229 0v2125">
        <text:p/>
      </draw:connector>
      <draw:connector draw:name="Shape 12" draw:style-name="Mgr5" draw:text-style-name="MP3" draw:layer="backgroundobjects" svg:x1="0cm" svg:y1="2.125cm" svg:x2="22.961cm" svg:y2="2.129cm" svg:d="M0 2125h11481v4h11480">
        <text:p/>
      </draw:connector>
      <draw:frame draw:name="Shape 14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1">Fate clic per modificare il formato del testo del titolo</text:span></text:p>
        </draw:text-box>
      </draw:frame>
      <draw:frame presentation:style-name="Predefinito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  <style:master-page style:name="Predefinito_20_1" style:display-name="Predefinito 1" style:page-layout-name="PM1" draw:style-name="Mdp1">
      <draw:frame draw:name="Shape 10" draw:style-name="Mgr3" draw:text-style-name="MP3" draw:layer="backgroundobjects" svg:width="1.498cm" svg:height="1.93cm" svg:x="0.3cm" svg:y="0.194cm">
        <draw:image xlink:href="Pictures/1000000000000294000003507B6910A0.jpg" xlink:type="simple" xlink:show="embed" xlink:actuate="onLoad">
          <text:p/>
        </draw:image>
      </draw:frame>
      <draw:connector draw:name="Shape 11" draw:style-name="Mgr4" draw:text-style-name="MP3" draw:layer="backgroundobjects" svg:x1="0.229cm" svg:y1="0cm" svg:x2="0.229cm" svg:y2="2.125cm" svg:d="M229 0v2125">
        <text:p/>
      </draw:connector>
      <draw:connector draw:name="Shape 12" draw:style-name="Mgr5" draw:text-style-name="MP3" draw:layer="backgroundobjects" svg:x1="0cm" svg:y1="2.125cm" svg:x2="22.961cm" svg:y2="2.129cm" svg:d="M0 2125h11481v4h11480">
        <text:p/>
      </draw:connector>
      <draw:frame draw:name="Shape 17" presentation:style-name="Mpr4" draw:text-style-name="MP5" draw:layer="backgroundobjects" svg:width="22.859cm" svg:height="1.799cm" svg:x="1.27cm" svg:y="0.124cm" presentation:class="title" presentation:user-transformed="true">
        <draw:text-box>
          <text:p text:style-name="MP4"><text:span text:style-name="MT2">Fate clic per modificare il formato del testo del titolo</text:span></text:p>
        </draw:text-box>
      </draw:frame>
      <draw:frame draw:name="Shape 18" presentation:style-name="Mpr5" draw:text-style-name="MP5" draw:layer="backgroundobjects" svg:width="22.859cm" svg:height="14.292cm" svg:x="1.27cm" svg:y="2.724cm" presentation:class="outline" presentation:user-transformed="true">
        <draw:text-box>
          <text:p text:style-name="MP4"><text:span text:style-name="MT3">Fate clic per modificare il formato del testo della struttura</text:span></text:p>
          <text:list text:style-name="ML5">
            <text:list-item>
              <text:list>
                <text:list-item>
                  <text:p text:style-name="MP4"><text:span text:style-name="MT3">Secondo livello struttura</text:span></text:p>
                  <text:list>
                    <text:list-item>
                      <text:p text:style-name="MP4"><text:span text:style-name="MT3">Terzo livello struttura</text:span></text:p>
                      <text:list>
                        <text:list-item>
                          <text:p text:style-name="MP4"><text:span text:style-name="MT3">Quarto livello struttura</text:span></text:p>
                          <text:list>
                            <text:list-item>
                              <text:p text:style-name="MP4"><text:span text:style-name="MT3">Quinto livello struttura</text:span></text:p>
                              <text:list>
                                <text:list-item>
                                  <text:p text:style-name="MP4"><text:span text:style-name="MT3">Sesto livello struttura</text:span></text:p>
                                  <text:list>
                                    <text:list-item>
                                      <text:p text:style-name="MP4"><text:span text:style-name="MT3">Settimo livello struttura</text:span></text:p>
                                      <text:list>
                                        <text:list-item>
                                          <text:p text:style-name="MP4"><text:span text:style-name="MT3">Ottavo livello struttura</text:span></text:p>
                                          <text:list>
                                            <text:list-item>
                                              <text:p text:style-name="MP4"><text:span text:style-name="MT3">Nono livello struttura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Predefinito_20_1-title" draw:layer="backgroundobjects" svg:width="13.785cm" svg:height="10.339cm" svg:x="2.548cm" svg:y="2.095cm" presentation:class="page"/>
        <draw:frame presentation:style-name="Predefinito_20_1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1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8.193cm" svg:height="1.377cm" svg:x="10.688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8.193cm" svg:height="1.377cm" svg:x="10.688cm" svg:y="26.196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6-15T17:02:19.43</dc:date>
    <dc:creator>Alessio Francesconi</dc:creator>
    <meta:document-statistic meta:object-count="93"/>
    <meta:generator>OpenOffice/4.1.5$Win32 OpenOffice.org_project/415m1$Build-9789</meta:generator>
  </office:meta>
</office:document-meta>
</file>